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63224" officeooo:paragraph-rsid="00163224"/>
    </style:style>
    <style:style style:name="P2" style:family="paragraph" style:parent-style-name="Heading_20_1">
      <style:text-properties officeooo:paragraph-rsid="00171646"/>
    </style:style>
    <style:style style:name="P3" style:family="paragraph" style:parent-style-name="Text_20_body" style:list-style-name="L1">
      <style:text-properties officeooo:rsid="000e7ced" officeooo:paragraph-rsid="000e7ced"/>
    </style:style>
    <style:style style:name="P4" style:family="paragraph" style:parent-style-name="Text_20_body" style:list-style-name="L1">
      <style:text-properties officeooo:rsid="00100780" officeooo:paragraph-rsid="00100780"/>
    </style:style>
    <style:style style:name="P5" style:family="paragraph" style:parent-style-name="Text_20_body" style:list-style-name="L5">
      <style:text-properties officeooo:paragraph-rsid="00100780"/>
    </style:style>
    <style:style style:name="P6" style:family="paragraph" style:parent-style-name="Text_20_body" style:list-style-name="L6">
      <style:text-properties officeooo:paragraph-rsid="00100780"/>
    </style:style>
    <style:style style:name="P7" style:family="paragraph" style:parent-style-name="Text_20_body" style:list-style-name="L1">
      <style:text-properties officeooo:rsid="001064c9" officeooo:paragraph-rsid="001064c9"/>
    </style:style>
    <style:style style:name="P8" style:family="paragraph" style:parent-style-name="Text_20_body" style:list-style-name="L7">
      <style:text-properties officeooo:rsid="0010ca53" officeooo:paragraph-rsid="0010ca53"/>
    </style:style>
    <style:style style:name="P9" style:family="paragraph" style:parent-style-name="Text_20_body" style:list-style-name="L1">
      <style:text-properties officeooo:rsid="0010ca53" officeooo:paragraph-rsid="0010ca53"/>
    </style:style>
    <style:style style:name="P10" style:family="paragraph" style:parent-style-name="Text_20_body" style:list-style-name="L7">
      <style:text-properties officeooo:rsid="00124cdd" officeooo:paragraph-rsid="00124cdd"/>
    </style:style>
    <style:style style:name="P11" style:family="paragraph" style:parent-style-name="Text_20_body" style:list-style-name="L10">
      <style:text-properties officeooo:rsid="00163224" officeooo:paragraph-rsid="00163224"/>
    </style:style>
    <style:style style:name="P12" style:family="paragraph" style:parent-style-name="Title">
      <style:text-properties officeooo:rsid="00095afb" officeooo:paragraph-rsid="00095afb"/>
    </style:style>
    <style:style style:name="T1" style:family="text">
      <style:text-properties officeooo:rsid="00095afb"/>
    </style:style>
    <style:style style:name="T2" style:family="text">
      <style:text-properties officeooo:rsid="000aec08"/>
    </style:style>
    <style:style style:name="T3" style:family="text">
      <style:text-properties officeooo:rsid="000d7981"/>
    </style:style>
    <style:style style:name="T4" style:family="text">
      <style:text-properties officeooo:rsid="00100780"/>
    </style:style>
    <style:style style:name="T5" style:family="text">
      <style:text-properties officeooo:rsid="00163224"/>
    </style:style>
    <style:style style:name="T6" style:family="text">
      <style:text-properties officeooo:rsid="001a3d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locon de Koch : analyse à priori</text:p>
      <text:h text:style-name="Heading_20_1" text:outline-level="1">R<text:span text:style-name="T5">ègles du débat mathématiques</text:span></text:h>
      <text:list xml:id="list1960448791" text:style-name="L10">
        <text:list-item>
          <text:p text:style-name="P11">Un énoncé mathématiques est soit vrai, soit faux.</text:p>
        </text:list-item>
        <text:list-item>
          <text:p text:style-name="P11">Un contre-exemple suffit à invalider un énoncé.</text:p>
        </text:list-item>
        <text:list-item>
          <text:p text:style-name="P11">En mathématiques, pour débattre on s’appuie sur un certain nombre de propriétés ou définitions clairement énoncées sur lesquelles on s’est mis d’accord (axiomes).</text:p>
        </text:list-item>
        <text:list-item>
          <text:p text:style-name="P11">En mathématiques, on ne peut pas décider de la validité d’un énoncé en s’appuyant sur le fait que la majorité des personnes présentes sont persuadées que cet énoncé est vrai.</text:p>
        </text:list-item>
        <text:list-item>
          <text:p text:style-name="P11">En mathématiques, des exemples qui vérifient un énoncé ne suffisent pas à prouver qu’il est vrai.</text:p>
        </text:list-item>
        <text:list-item>
          <text:p text:style-name="P11">En mathématiques, une constatation sur un dessin ne suffit pas à prouver qu’un énoncé de géométrie est vrai.</text:p>
        </text:list-item>
      </text:list>
      <text:h text:style-name="P2" text:outline-level="1"><text:span text:style-name="T1">Résolution du problème</text:span></text:h>
      <text:p text:style-name="Text_20_body"><text:span text:style-name="T2">Pour construire la figure :<text:line-break/>Prendre un segment, le découper en 3, et monter la pointe. </text:span><text:span text:style-name="T3">Répéter.<text:line-break/>FAIRE SON PROPRE DESSIN.</text:span></text:p>
      <text:h text:style-name="P1" text:outline-level="1">Analyse</text:h>
      <text:list xml:id="list2085131346" text:style-name="L1">
        <text:list-item>
          <text:p text:style-name="P3">Quelles connaissances nécessaires ? Peu ! Fractions, construction de figure, notion de suite/récurrence.</text:p>
        </text:list-item>
        <text:list-item>
          <text:p text:style-name="P4">Quelles procédures ?</text:p>
        </text:list-item>
      </text:list>
      <text:list xml:id="list2298297780" text:style-name="L6">
        <text:list-item>
          <text:list>
            <text:list-item>
              <text:p text:style-name="P6"><text:span text:style-name="T4">Dessins, figures</text:span></text:p>
            </text:list-item>
          </text:list>
        </text:list-item>
      </text:list>
      <text:list xml:id="list3853514719" text:style-name="L5">
        <text:list-item>
          <text:list>
            <text:list-item>
              <text:p text:style-name="P5"><text:span text:style-name="T4">Calcul, raisonnement : passer de n à n+1</text:span></text:p>
            </text:list-item>
          </text:list>
        </text:list-item>
      </text:list>
      <text:list xml:id="list175444871564462" text:continue-list="list2085131346" text:style-name="L1">
        <text:list-item>
          <text:p text:style-name="P7">Difficulté prévisibles</text:p>
        </text:list-item>
      </text:list>
      <text:list xml:id="list3262519459" text:style-name="L7">
        <text:list-item>
          <text:list>
            <text:list-item>
              <text:p text:style-name="P8">Rester bloqués sur la construction de la figure.</text:p>
            </text:list-item>
            <text:list-item>
              <text:p text:style-name="P10">Ne pas réussir à mesurer, à passer aux nombres.</text:p>
            </text:list-item>
          </text:list>
        </text:list-item>
      </text:list>
      <text:list xml:id="list175446379566142" text:continue-list="list175444871564462" text:style-name="L1">
        <text:list-item>
          <text:p text:style-name="P9">Règles du débat mathématique mises en jeu ? <text:span text:style-name="T6">3, 5, 6</text:span></text:p>
        </text:list-item>
        <text:list-item>
          <text:p text:style-name="P9"><text:soft-page-break/>Quelle synthèse ?<text:line-break/> ??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0T17:53:40.882686302</dc:date>
    <meta:editing-duration>PT1H28M29S</meta:editing-duration>
    <meta:editing-cycles>15</meta:editing-cycles>
    <meta:document-statistic meta:table-count="0" meta:image-count="0" meta:object-count="0" meta:page-count="2" meta:paragraph-count="20" meta:word-count="213" meta:character-count="1244" meta:non-whitespace-character-count="1065"/>
  </office:meta>
</office:document-meta>
</file>